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text-underline-style="none" fo:font-weight="bold" officeooo:rsid="0023cc29" officeooo:paragraph-rsid="0023cc29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4pt" style:text-underline-style="none" fo:font-weight="bold" officeooo:rsid="003fc90c" officeooo:paragraph-rsid="0009c278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4pt" style:text-underline-style="none" fo:font-weight="normal" officeooo:rsid="0023cc29" officeooo:paragraph-rsid="0023cc29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23cc29" officeooo:paragraph-rsid="0023cc29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font-size="14pt" style:text-underline-style="solid" style:text-underline-width="auto" style:text-underline-color="font-color" fo:font-weight="bold" officeooo:rsid="00093b17" officeooo:paragraph-rsid="00093b17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Times New Roman" fo:font-size="14pt" officeooo:paragraph-rsid="0009c278" style:font-size-asian="14pt" style:font-size-complex="14pt"/>
    </style:style>
    <style:style style:name="P7" style:family="paragraph" style:parent-style-name="Standard" style:list-style-name="L2">
      <style:text-properties style:font-name="Times New Roman" fo:font-size="14pt" style:text-underline-style="none" fo:font-weight="normal" officeooo:rsid="00093b17" officeooo:paragraph-rsid="00093b17" style:font-size-asian="14pt" style:font-weight-asian="normal" style:font-size-complex="14pt" style:font-weight-complex="normal"/>
    </style:style>
    <style:style style:name="P8" style:family="paragraph" style:parent-style-name="Standard" style:list-style-name="L2">
      <style:text-properties style:font-name="Times New Roman" fo:font-size="14pt" style:text-underline-style="none" fo:font-weight="normal" officeooo:rsid="00093b17" officeooo:paragraph-rsid="002df59e" style:font-size-asian="14pt" style:font-weight-asian="normal" style:font-size-complex="14pt" style:font-weight-complex="normal"/>
    </style:style>
    <style:style style:name="P9" style:family="paragraph" style:parent-style-name="Standard" style:list-style-name="L2">
      <style:text-properties style:font-name="Times New Roman" fo:font-size="14pt" style:text-underline-style="none" fo:font-weight="normal" officeooo:rsid="000f2fff" officeooo:paragraph-rsid="000f2fff" style:font-size-asian="14pt" style:font-weight-asian="normal" style:font-size-complex="14pt" style:font-weight-complex="normal"/>
    </style:style>
    <style:style style:name="P10" style:family="paragraph" style:parent-style-name="Standard" style:list-style-name="L2">
      <style:text-properties style:font-name="Times New Roman" fo:font-size="14pt" style:text-underline-style="none" fo:font-weight="normal" officeooo:rsid="0012af12" officeooo:paragraph-rsid="001e45e6" style:font-size-asian="14pt" style:font-weight-asian="normal" style:font-size-complex="14pt" style:font-weight-complex="normal"/>
    </style:style>
    <style:style style:name="P11" style:family="paragraph" style:parent-style-name="Standard" style:list-style-name="L2">
      <style:text-properties style:font-name="Times New Roman" fo:font-size="14pt" style:text-underline-style="none" fo:font-weight="normal" officeooo:rsid="0026970a" officeooo:paragraph-rsid="0032737f" style:font-size-asian="14pt" style:font-weight-asian="normal" style:font-size-complex="14pt" style:font-weight-complex="normal"/>
    </style:style>
    <style:style style:name="P12" style:family="paragraph" style:parent-style-name="Standard" style:list-style-name="L2">
      <style:text-properties style:font-name="Times New Roman" fo:font-size="14pt" style:text-underline-style="none" fo:font-weight="normal" officeooo:rsid="0026970a" officeooo:paragraph-rsid="0026970a" style:font-size-asian="14pt" style:font-weight-asian="normal" style:font-size-complex="14pt" style:font-weight-complex="normal"/>
    </style:style>
    <style:style style:name="P13" style:family="paragraph" style:parent-style-name="Standard" style:list-style-name="L2">
      <style:text-properties style:font-name="Times New Roman" fo:font-size="14pt" style:text-underline-style="none" fo:font-weight="normal" officeooo:rsid="000a5b96" officeooo:paragraph-rsid="000a5b96" style:font-size-asian="14pt" style:font-weight-asian="normal" style:font-size-complex="14pt" style:font-weight-complex="normal"/>
    </style:style>
    <style:style style:name="P14" style:family="paragraph" style:parent-style-name="Standard" style:list-style-name="L2">
      <style:text-properties style:font-name="Times New Roman" fo:font-size="14pt" style:text-underline-style="none" fo:font-weight="normal" officeooo:rsid="000a5b96" officeooo:paragraph-rsid="002df59e" style:font-size-asian="14pt" style:font-weight-asian="normal" style:font-size-complex="14pt" style:font-weight-complex="normal"/>
    </style:style>
    <style:style style:name="P15" style:family="paragraph" style:parent-style-name="Standard" style:list-style-name="L2">
      <style:text-properties style:font-name="Times New Roman" fo:font-size="14pt" style:text-underline-style="none" fo:font-weight="normal" officeooo:rsid="0014e6ac" officeooo:paragraph-rsid="0014e6ac" style:font-size-asian="14pt" style:font-weight-asian="normal" style:font-size-complex="14pt" style:font-weight-complex="normal"/>
    </style:style>
    <style:style style:name="P16" style:family="paragraph" style:parent-style-name="Standard" style:list-style-name="L2">
      <style:text-properties style:font-name="Times New Roman" fo:font-size="14pt" style:text-underline-style="none" fo:font-weight="normal" officeooo:rsid="00364e8e" officeooo:paragraph-rsid="00364e8e" style:font-size-asian="14pt" style:font-weight-asian="normal" style:font-size-complex="14pt" style:font-weight-complex="normal"/>
    </style:style>
    <style:style style:name="P17" style:family="paragraph" style:parent-style-name="Standard" style:list-style-name="L2">
      <style:text-properties style:font-name="Times New Roman" fo:font-size="14pt" style:text-underline-style="none" fo:font-weight="normal" officeooo:rsid="0012415e" officeooo:paragraph-rsid="001d4157" style:font-size-asian="14pt" style:font-weight-asian="normal" style:font-size-complex="14pt" style:font-weight-complex="normal"/>
    </style:style>
    <style:style style:name="P18" style:family="paragraph" style:parent-style-name="Standard" style:list-style-name="L2">
      <style:text-properties style:font-name="Times New Roman" fo:font-size="14pt" style:text-underline-style="none" fo:font-weight="normal" officeooo:rsid="00376d40" officeooo:paragraph-rsid="00376d40" style:font-size-asian="14pt" style:font-weight-asian="normal" style:font-size-complex="14pt" style:font-weight-complex="normal"/>
    </style:style>
    <style:style style:name="P19" style:family="paragraph" style:parent-style-name="Standard" style:list-style-name="L2">
      <style:text-properties style:font-name="Times New Roman" fo:font-size="14pt" style:text-underline-style="none" fo:font-weight="normal" officeooo:rsid="0037a919" officeooo:paragraph-rsid="0037a919" style:font-size-asian="14pt" style:font-weight-asian="normal" style:font-size-complex="14pt" style:font-weight-complex="normal"/>
    </style:style>
    <style:style style:name="P20" style:family="paragraph" style:parent-style-name="Standard" style:list-style-name="L2">
      <style:text-properties style:font-name="Times New Roman" fo:font-size="14pt" style:text-underline-style="none" fo:font-weight="normal" officeooo:rsid="002cf7d4" officeooo:paragraph-rsid="002cf7d4" style:font-size-asian="14pt" style:font-weight-asian="normal" style:font-size-complex="14pt" style:font-weight-complex="normal"/>
    </style:style>
    <style:style style:name="P21" style:family="paragraph" style:parent-style-name="Standard" style:list-style-name="L3">
      <style:text-properties style:font-name="Times New Roman" fo:font-size="14pt" style:text-underline-style="none" fo:font-weight="normal" officeooo:rsid="0046e1ef" officeooo:paragraph-rsid="0046e1ef" style:font-size-asian="14pt" style:font-weight-asian="normal" style:font-size-complex="14pt" style:font-weight-complex="normal"/>
    </style:style>
    <style:style style:name="P22" style:family="paragraph" style:parent-style-name="Standard" style:list-style-name="L3">
      <style:text-properties style:font-name="Times New Roman" fo:font-size="14pt" style:text-underline-style="none" fo:font-weight="normal" officeooo:rsid="004873cc" officeooo:paragraph-rsid="004873cc" style:font-size-asian="14pt" style:font-weight-asian="normal" style:font-size-complex="14pt" style:font-weight-complex="normal"/>
    </style:style>
    <style:style style:name="P23" style:family="paragraph" style:parent-style-name="Standard" style:list-style-name="L3">
      <style:text-properties style:font-name="Times New Roman" fo:font-size="14pt" style:text-underline-style="none" fo:font-weight="normal" officeooo:rsid="004b49f5" officeooo:paragraph-rsid="004b49f5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Times New Roman" fo:font-size="14pt" style:text-underline-style="none" fo:font-weight="normal" officeooo:rsid="004b49f5" officeooo:paragraph-rsid="004b49f5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font-name="Times New Roman" fo:font-size="14pt" style:text-underline-style="none" fo:font-weight="normal" officeooo:rsid="004cb4f9" officeooo:paragraph-rsid="004cb4f9" style:font-size-asian="14pt" style:font-weight-asian="normal" style:font-size-complex="14pt" style:font-weight-complex="normal"/>
    </style:style>
    <style:style style:name="P26" style:family="paragraph" style:parent-style-name="Standard">
      <style:text-properties style:font-name="Times New Roman" fo:font-size="14pt" style:text-underline-style="none" fo:font-weight="bold" officeooo:rsid="004cb4f9" officeooo:paragraph-rsid="004cb4f9" style:font-size-asian="14pt" style:font-weight-asian="bold" style:font-size-complex="14pt" style:font-weight-complex="bold"/>
    </style:style>
    <style:style style:name="P27" style:family="paragraph" style:parent-style-name="Standard" style:list-style-name="L2">
      <style:text-properties style:font-name="Times New Roman" fo:font-size="14pt" style:text-underline-style="solid" style:text-underline-width="auto" style:text-underline-color="font-color" fo:font-weight="normal" officeooo:rsid="0018205c" officeooo:paragraph-rsid="0018205c" style:font-size-asian="14pt" style:font-weight-asian="normal" style:font-size-complex="14pt" style:font-weight-complex="normal"/>
    </style:style>
    <style:style style:name="P28" style:family="paragraph" style:parent-style-name="Standard" style:list-style-name="L2">
      <style:text-properties style:font-name="Times New Roman" fo:font-size="14pt" style:text-underline-style="solid" style:text-underline-width="auto" style:text-underline-color="font-color" fo:font-weight="normal" officeooo:rsid="0027c0cf" officeooo:paragraph-rsid="0027c0cf" style:font-size-asian="14pt" style:font-weight-asian="normal" style:font-size-complex="14pt" style:font-weight-complex="normal"/>
    </style:style>
    <style:style style:name="P29" style:family="paragraph" style:parent-style-name="Standard" style:list-style-name="L2">
      <style:text-properties style:font-name="Times New Roman" fo:font-size="14pt" style:text-underline-style="solid" style:text-underline-width="auto" style:text-underline-color="font-color" fo:font-weight="normal" officeooo:rsid="00330aa3" officeooo:paragraph-rsid="00330aa3" style:font-size-asian="14pt" style:font-weight-asian="normal" style:font-size-complex="14pt" style:font-weight-complex="normal"/>
    </style:style>
    <style:style style:name="P30" style:family="paragraph" style:parent-style-name="Standard" style:list-style-name="L2">
      <style:text-properties style:font-name="Times New Roman" fo:font-size="14pt" fo:font-style="normal" style:text-underline-style="none" fo:font-weight="normal" officeooo:rsid="00330aa3" officeooo:paragraph-rsid="00330aa3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2">
      <style:text-properties style:font-name="Times New Roman" fo:font-size="14pt" fo:font-style="italic" style:text-underline-style="solid" style:text-underline-width="auto" style:text-underline-color="font-color" fo:font-weight="normal" officeooo:rsid="002cf7d4" officeooo:paragraph-rsid="002cf7d4" style:font-size-asian="14pt" style:font-style-asian="italic" style:font-weight-asian="normal" style:font-size-complex="14pt" style:font-style-complex="italic" style:font-weight-complex="normal"/>
    </style:style>
    <style:style style:name="P32" style:family="paragraph" style:parent-style-name="Standard" style:list-style-name="L2">
      <style:text-properties style:text-position="0% 100%" style:font-name="Times New Roman" fo:font-size="14pt" style:text-underline-style="none" fo:font-weight="normal" officeooo:rsid="0026970a" officeooo:paragraph-rsid="0026970a" style:font-size-asian="14pt" style:font-weight-asian="normal" style:font-size-complex="14pt" style:font-weight-complex="normal"/>
    </style:style>
    <style:style style:name="P33" style:family="paragraph" style:parent-style-name="Standard" style:list-style-name="L2">
      <style:text-properties style:text-position="0% 100%" style:font-name="Times New Roman" fo:font-size="14pt" style:text-underline-style="none" fo:font-weight="normal" officeooo:rsid="00329b97" officeooo:paragraph-rsid="00329b97" style:font-size-asian="14pt" style:font-weight-asian="normal" style:font-size-complex="14pt" style:font-weight-complex="normal"/>
    </style:style>
    <style:style style:name="P34" style:family="paragraph" style:parent-style-name="Standard" style:list-style-name="L5">
      <style:text-properties officeooo:paragraph-rsid="0046e1ef"/>
    </style:style>
    <style:style style:name="P35" style:family="paragraph" style:parent-style-name="Standard" style:list-style-name="L5">
      <style:text-properties officeooo:rsid="004873cc" officeooo:paragraph-rsid="004873cc"/>
    </style:style>
    <style:style style:name="P36" style:family="paragraph" style:parent-style-name="Standard">
      <style:paragraph-properties fo:margin-left="0cm" fo:margin-right="0cm" fo:text-indent="0cm" style:auto-text-indent="false"/>
      <style:text-properties style:font-name="Times New Roman" fo:font-size="14pt" style:text-underline-style="none" fo:font-weight="bold" officeooo:rsid="003c5a32" officeooo:paragraph-rsid="003fc90c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Times New Roman" fo:font-size="14pt" style:text-underline-style="none" fo:font-weight="bold" officeooo:rsid="0046e1ef" officeooo:paragraph-rsid="0046e1ef" style:font-size-asian="14pt" style:font-weight-asian="bold" style:font-size-complex="14pt" style:font-weight-complex="bold"/>
    </style:style>
    <style:style style:name="P38" style:family="paragraph" style:parent-style-name="Standard">
      <style:paragraph-properties fo:break-before="page"/>
      <style:text-properties style:font-name="Times New Roman" fo:font-size="14pt" style:text-underline-style="none" fo:font-weight="normal" officeooo:rsid="004cb4f9" officeooo:paragraph-rsid="004cb4f9" style:font-size-asian="14pt" style:font-weight-asian="normal" style:font-size-complex="14pt" style:font-weight-complex="normal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officeooo:rsid="002df59e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a02da" style:font-style-asian="italic" style:font-style-complex="italic"/>
    </style:style>
    <style:style style:name="T5" style:family="text">
      <style:text-properties fo:font-style="italic" officeooo:rsid="001f7c3b" style:font-style-asian="italic" style:font-style-complex="italic"/>
    </style:style>
    <style:style style:name="T6" style:family="text">
      <style:text-properties fo:font-style="italic" officeooo:rsid="00204854" style:font-style-asian="italic" style:font-style-complex="italic"/>
    </style:style>
    <style:style style:name="T7" style:family="text">
      <style:text-properties fo:font-style="italic" style:text-underline-style="none" style:font-style-asian="italic" style:font-style-complex="italic"/>
    </style:style>
    <style:style style:name="T8" style:family="text">
      <style:text-properties officeooo:rsid="000fd733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officeooo:rsid="002949d2" style:font-style-asian="normal" style:font-style-complex="normal"/>
    </style:style>
    <style:style style:name="T11" style:family="text">
      <style:text-properties fo:font-style="normal" style:text-underline-style="none" officeooo:rsid="0034ea59" style:font-style-asian="normal" style:font-style-complex="normal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01d4157"/>
    </style:style>
    <style:style style:name="T14" style:family="text">
      <style:text-properties officeooo:rsid="001e45e6"/>
    </style:style>
    <style:style style:name="T15" style:family="text">
      <style:text-properties officeooo:rsid="001f7c3b"/>
    </style:style>
    <style:style style:name="T16" style:family="text">
      <style:text-properties officeooo:rsid="0022f134"/>
    </style:style>
    <style:style style:name="T17" style:family="text">
      <style:text-properties style:text-position="sub 58%"/>
    </style:style>
    <style:style style:name="T18" style:family="text">
      <style:text-properties style:text-position="0% 100%"/>
    </style:style>
    <style:style style:name="T19" style:family="text">
      <style:text-properties officeooo:rsid="0027c0c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64e8e" style:font-weight-asian="bold" style:font-weight-complex="bold"/>
    </style:style>
    <style:style style:name="T22" style:family="text">
      <style:text-properties officeooo:rsid="002e0113"/>
    </style:style>
    <style:style style:name="T23" style:family="text">
      <style:text-properties officeooo:rsid="0032737f"/>
    </style:style>
    <style:style style:name="T24" style:family="text">
      <style:text-properties officeooo:rsid="003acf2c"/>
    </style:style>
    <style:style style:name="T25" style:family="text">
      <style:text-properties style:text-underline-style="none" fo:font-weight="normal" officeooo:rsid="0009c278" style:font-weight-asian="normal" style:font-weight-complex="normal"/>
    </style:style>
    <style:style style:name="T26" style:family="text">
      <style:text-properties style:text-underline-style="none" fo:font-weight="normal" officeooo:rsid="000a5b96" style:font-weight-asian="normal" style:font-weight-complex="normal"/>
    </style:style>
    <style:style style:name="T27" style:family="text">
      <style:text-properties style:font-name="Times New Roman" fo:font-size="14pt" style:text-underline-style="none" fo:font-weight="bold" officeooo:rsid="0046e1ef" style:font-size-asian="14pt" style:font-weight-asian="bold" style:font-size-complex="14pt" style:font-weight-complex="bold"/>
    </style:style>
    <style:style style:name="T28" style:family="text">
      <style:text-properties style:font-name="Times New Roman" fo:font-size="14pt" style:text-underline-style="none" fo:font-weight="normal" style:font-size-asian="14pt" style:font-weight-asian="normal" style:font-size-complex="14pt" style:font-weight-complex="normal"/>
    </style:style>
    <style:style style:name="T29" style:family="text">
      <style:text-properties style:font-name="Times New Roman" fo:font-size="14pt" style:text-underline-style="none" fo:font-weight="normal" officeooo:rsid="0046e1ef" style:font-size-asian="14pt" style:font-weight-asian="normal" style:font-size-complex="14pt" style:font-weight-complex="normal"/>
    </style:style>
    <style:style style:name="T30" style:family="text">
      <style:text-properties officeooo:rsid="004a0e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362cm" fo:margin-left="3.37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4">Objective →</text:p>
      <text:p text:style-name="P1">Sparse Matrix- Vector Multiplication (SpMV)</text:p>
      <text:p text:style-name="P3">A(mXn matrix) . X(nX1 vector) = Y (mX1 vector)</text:p>
      <text:p text:style-name="P1"/>
      <text:p text:style-name="P4">Algorithm:</text:p>
      <text:p text:style-name="P1"/>
      <text:list xml:id="list2161384990267471400" text:style-name="L1">
        <text:list-item>
          <text:p text:style-name="P6"><text:span text:style-name="T25">Number of non zeros is known </text:span><text:span text:style-name="T26">(nz)</text:span></text:p>
        </text:list-item>
      </text:list>
      <text:p text:style-name="P2"/>
      <text:p text:style-name="P5"><text:span text:style-name="T16">1</text:span>-D Partitioning : </text:p>
      <text:list xml:id="list7289371676428013849" text:style-name="L2">
        <text:list-item>
          <text:p text:style-name="P7">Input matrix in CRS format =&gt; three arrays: I, J, K</text:p>
        </text:list-item>
        <text:list-item>
          <text:p text:style-name="P9">Number of processes =&gt; p</text:p>
          <text:list>
            <text:list-item>
              <text:p text:style-name="P10"><text:span text:style-name="T13">[</text:span>Process =&gt; block level =&gt; thread <text:span text:style-name="T14">level]</text:span></text:p>
            </text:list-item>
          </text:list>
          <text:p text:style-name="P32"/>
        </text:list-item>
        <text:list-item>
          <text:p text:style-name="P7"><text:span text:style-name="T1">Partitioning phase:</text:span> </text:p>
          <text:list>
            <text:list-item>
              <text:p text:style-name="P11">T<text:span text:style-name="T23">ask</text:span> : Multiply a non-zero element K<text:span text:style-name="T17">e</text:span> at (I<text:span text:style-name="T17">e </text:span><text:span text:style-name="T18">, J</text:span><text:span text:style-name="T17">e</text:span><text:span text:style-name="T18">) with X</text:span><text:span text:style-name="T17"> Je</text:span><text:span text:style-name="T18"> and <text:s/>add to Y </text:span><text:span text:style-name="T17">Ie</text:span><text:span text:style-name="T18">.</text:span></text:p>
            </text:list-item>
            <text:list-item>
              <text:p text:style-name="P33">(nz) is the number of tasks to be completed.</text:p>
              <text:list>
                <text:list-header>
                  <text:p text:style-name="P13"/>
                </text:list-header>
              </text:list>
            </text:list-item>
          </text:list>
        </text:list-item>
        <text:list-item>
          <text:p text:style-name="P12"><text:span text:style-name="T1">Communication :</text:span><text:span text:style-name="T12"> </text:span></text:p>
          <text:list>
            <text:list-item>
              <text:p text:style-name="P12"><text:span text:style-name="T12">We assume that matrix A and vector X are available in the shared memory of the cluster. No other communication is required between the processes for this strategy.</text:span> </text:p>
              <text:p text:style-name="P12"/>
            </text:list-item>
          </text:list>
        </text:list-item>
        <text:list-item>
          <text:p text:style-name="P27"><text:span text:style-name="T6">Agglomeration: </text:span><text:span text:style-name="T5">S</text:span><text:span text:style-name="T4">parse </text:span><text:span text:style-name="T3">Blocking</text:span><text:span text:style-name="T7"> </text:span></text:p>
          <text:list>
            <text:list-item>
              <text:p text:style-name="P28"><text:span text:style-name="T9">Group non-zeros in</text:span><text:span text:style-name="T10">to blocks of size TxT. </text:span><text:span text:style-name="T11">(we use, T = 256)</text:span></text:p>
            </text:list-item>
            <text:list-item>
              <text:p text:style-name="P29"><text:span text:style-name="T10">R</text:span><text:span text:style-name="T9">ationale:</text:span></text:p>
              <text:list>
                <text:list-item>
                  <text:p text:style-name="P30">Operate on vectors X and Y with more locality =&gt; cache friendly. </text:p>
                </text:list-item>
                <text:list-item>
                  <text:p text:style-name="P15"><text:span text:style-name="T15">P</text:span>reprocessing =&gt; hashmap for T rows, each set of threads does lookup in it's hashmap <text:span text:style-name="T13">(corresponding to the rows it processes)</text:span></text:p>
                </text:list-item>
                <text:list-item>
                  <text:p text:style-name="P16">Two levels:</text:p>
                  <text:list>
                    <text:list-item>
                      <text:p text:style-name="P17">Process <text:span text:style-name="T20">elements in</text:span><text:span text:style-name="T21">side each block</text:span><text:span text:style-name="T3"> Hilbert Order</text:span> to maximise cache hits by preserving locality of input vector X.</text:p>
                    </text:list-item>
                    <text:list-item>
                      <text:p text:style-name="P16">Process <text:span text:style-name="T20">blocks in hilbert order.</text:span></text:p>
                    </text:list-item>
                  </text:list>
                </text:list-item>
              </text:list>
              <text:p text:style-name="P17"/>
            </text:list-item>
          </text:list>
        </text:list-item>
        <text:list-item>
          <text:p text:style-name="P8"><text:span text:style-name="T2">Mapping </text:span><text:span text:style-name="T1">phase:</text:span> </text:p>
          <text:list>
            <text:list-item>
              <text:p text:style-name="P14"><text:span text:style-name="T22">Map blocks containing approximately </text:span><text:span text:style-name="T20">nz/p </text:span>elements <text:span text:style-name="T19">(Tasks)</text:span> to each process.</text:p>
            </text:list-item>
            <text:list-item>
              <text:p text:style-name="P14">Process p<text:span text:style-name="T17">i</text:span> determines its partition <text:span text:style-name="T8">[number of consecutive rows]</text:span> by binary search:</text:p>
              <text:list>
                <text:list-item>
                  <text:p text:style-name="P14">Lower limit :- <text:s/>index containing <text:s/>i*(nz/p)th element </text:p>
                </text:list-item>
                <text:list-item>
                  <text:p text:style-name="P14">Upper limit :- <text:s/>index containing <text:s/>(i+1)*(nz/p)th element</text:p>
                </text:list-item>
              </text:list>
            </text:list-item>
            <text:list-item>
              <text:p text:style-name="P18">Threads work on consecutive elements in the predetermined hilbert order.</text:p>
              <text:p text:style-name="P18"/>
            </text:list-item>
          </text:list>
        </text:list-item>
        <text:list-item>
          <text:p text:style-name="P31"><text:soft-page-break/>Post-processing:</text:p>
          <text:list>
            <text:list-item>
              <text:p text:style-name="P19">Each process <text:span text:style-name="T24">communicates</text:span> its computed portion <text:span text:style-name="T24">of </text:span>output vector to the <text:span text:style-name="T24">master process, which concatenates these</text:span>. </text:p>
            </text:list-item>
          </text:list>
          <text:p text:style-name="P20"/>
        </text:list-item>
      </text:list>
      <text:p text:style-name="P36"/>
      <text:p text:style-name="P36"/>
      <text:p text:style-name="P37">Approach 2: 2-dimensional Partitioning</text:p>
      <text:list xml:id="list1813046714726421091" text:style-name="L3">
        <text:list-item>
          <text:p text:style-name="P21">Model the input matrix (A) as a hypergraph.</text:p>
        </text:list-item>
        <text:list-item>
          <text:p text:style-name="P21">Recursive, adaptive, bipartitioning</text:p>
        </text:list-item>
      </text:list>
      <text:list xml:id="list4514650930372348823" text:style-name="L5">
        <text:list-item>
          <text:list>
            <text:list-item>
              <text:p text:style-name="P34"><text:span text:style-name="T27">Aim – <text:line-break/></text:span><text:span text:style-name="T29">to obtain a p - way partition of the hypergraph ( if there are p processors in the system )</text:span></text:p>
            </text:list-item>
            <text:list-item>
              <text:p text:style-name="P35"><text:span text:style-name="T29">A</text:span><text:span text:style-name="T28">t each step of partitioning, divide into 2 partitions, either row-wise or column wise depending on whichever partition leads to lesser increase in communication volume.</text:span></text:p>
              <text:p text:style-name="P35"><text:span text:style-name="T28"/></text:p>
            </text:list-item>
          </text:list>
        </text:list-item>
      </text:list>
      <text:list xml:id="list183230150530502" text:continue-list="list1813046714726421091" text:style-name="L3">
        <text:list-item>
          <text:p text:style-name="P21">Metric for partitioning – load imbalance</text:p>
        </text:list-item>
        <text:list-item>
          <text:p text:style-name="P22"><text:span text:style-name="T30">I</text:span>nput, output vectors are also partitioned.</text:p>
        </text:list-item>
        <text:list-item>
          <text:p text:style-name="P22">Broadcasted list – storing mapping of partition number against each cell of x and y, for fetching x and storing y.</text:p>
        </text:list-item>
        <text:list-item>
          <text:p text:style-name="P23">Steps:</text:p>
          <text:list>
            <text:list-item>
              <text:p text:style-name="P23">Fetch the part of x vector not local.</text:p>
            </text:list-item>
            <text:list-item>
              <text:p text:style-name="P23">Compute the assigned part of output vector.</text:p>
            </text:list-item>
            <text:list-item>
              <text:p text:style-name="P23">Send the calculated y to appropriate processor,</text:p>
            </text:list-item>
          </text:list>
        </text:list-item>
      </text:list>
      <text:p text:style-name="P24"/>
      <text:p text:style-name="P24"/>
      <text:p text:style-name="P24"/>
      <text:p text:style-name="P38">first divide the rows and then blocking in strategy 1</text:p>
      <text:p text:style-name="P25"/>
      <text:p text:style-name="P25">blocking acc to hilbert order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5T21:48:00.582544552</meta:creation-date>
    <dc:date>2015-04-27T18:32:29.992920922</dc:date>
    <meta:editing-duration>PT14H59M9S</meta:editing-duration>
    <meta:editing-cycles>62</meta:editing-cycles>
    <meta:generator>LibreOffice/4.2.4.2$Linux_X86_64 LibreOffice_project/420m0$Build-2</meta:generator>
    <meta:document-statistic meta:table-count="0" meta:image-count="0" meta:object-count="0" meta:page-count="3" meta:paragraph-count="51" meta:word-count="422" meta:character-count="2374" meta:non-whitespace-character-count="2019"/>
  </office:meta>
</office:document-meta>
</file>